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0.276cm" fo:min-width="4.25cm" fo:padding-top="0.375cm" fo:padding-bottom="0.375cm" fo:padding-left="0.5cm" fo:padding-right="0.5cm" loext:decorative="false"/>
    </style:style>
    <style:style style:name="gr2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5.735cm" fo:min-width="9.98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5cm" svg:stroke-color="#168253" draw:marker-start="" draw:marker-start-width="0.91cm" draw:marker-start-center="false" draw:marker-end="" draw:marker-end-width="0.91cm" draw:marker-end-center="false" svg:stroke-linecap="round" draw:fill="solid" draw:fill-color="#dee6ef" draw:textarea-horizontal-align="justify" draw:textarea-vertical-align="middle" draw:auto-grow-height="false" fo:min-height="6.78cm" fo:min-width="7.275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168253" draw:marker-start-width="0.95cm" draw:marker-end-width="0.95cm" svg:stroke-linecap="round" draw:fill="solid" draw:fill-color="#168253" loext:fill-use-slide-background="false" draw:opacity="100%" draw:textarea-horizontal-align="justify" draw:textarea-vertical-align="middle" draw:auto-grow-height="false" fo:min-height="2.58cm" fo:min-width="7.28cm" fo:padding-top="0.375cm" fo:padding-bottom="0.375cm" fo:padding-left="0.5cm" fo:padding-right="0.5cm" draw:shadow="hidden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2.932cm" fo:min-width="2.68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236cm" loext:decorative="false"/>
      <style:paragraph-properties style:writing-mode="lr-tb"/>
    </style:style>
    <style:style style:name="gr9" style:family="graphic" style:parent-style-name="standard">
      <style:graphic-properties svg:stroke-width="1cm" svg:stroke-color="#ffffff" draw:marker-start-width="1.7cm" draw:marker-end-width="1.7cm" svg:stroke-linecap="round" draw:fill="none" draw:fill-color="#ffffff" loext:fill-use-slide-background="false" draw:textarea-horizontal-align="justify" draw:textarea-vertical-align="middle" draw:auto-grow-height="false" fo:min-height="1.93cm" fo:min-width="1.72cm" fo:padding-top="0.625cm" fo:padding-bottom="0.625cm" fo:padding-left="0.75cm" fo:padding-right="0.75cm" loext:decorative="false"/>
    </style:style>
    <style:style style:name="gr10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loext:decorative="false"/>
    </style:style>
    <style:style style:name="gr11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12" style:family="graphic" style:parent-style-name="standard">
      <style:graphic-properties svg:stroke-width="0.5cm" svg:stroke-color="#168253" draw:marker-start-width="0.95cm" draw:marker-end-width="0.95cm" svg:stroke-linecap="round" draw:fill="none" draw:fill-color="#729fcf" loext:fill-use-slide-background="false" draw:textarea-horizontal-align="justify" draw:textarea-vertical-align="middle" draw:auto-grow-height="false" fo:min-height="2.471cm" fo:min-width="2.22cm" fo:padding-top="0.375cm" fo:padding-bottom="0.375cm" fo:padding-left="0.5cm" fo:padding-right="0.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168253" draw:opacity="100%"/>
      <style:paragraph-properties fo:text-align="center"/>
    </style:style>
    <style:style style:name="P6" style:family="paragraph">
      <style:paragraph-properties fo:margin-top="0.42cm" fo:margin-bottom="0.35cm"/>
      <style:text-properties fo:font-size="24pt"/>
    </style:style>
    <style:style style:name="P7" style:family="paragraph">
      <loext:graphic-properties draw:fill="none" draw:fill-color="#ffffff"/>
      <style:paragraph-properties fo:margin-top="0.42cm" fo:margin-bottom="0.35cm"/>
      <style:text-properties fo:font-size="24pt" style:font-size-asian="10pt" style:font-size-complex="10pt"/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text-properties fo:font-size="13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729fcf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4pt" style:font-size-asian="10pt" style:font-size-complex="1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cm" svg:height="2.05cm" svg:x="11.1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name="Simple" draw:style-name="gr2" draw:text-style-name="P3" draw:layer="layout" svg:width="10.509cm" svg:height="6.02cm" svg:x="17.847cm" svg:y="7.98cm">
          <text:p text:style-name="P2"><text:span text:style-name="T1">ID doc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name="Database" draw:style-name="gr3" draw:text-style-name="P4" draw:layer="layout" svg:width="8.244cm" svg:height="12cm" svg:x="2.137cm" svg:y="4.99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path draw:style-name="gr4" draw:text-style-name="P5" draw:layer="layout" svg:width="8.618cm" svg:height="1.686cm" svg:x="1.95cm" svg:y="13.993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5cm" svg:y="12.4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49cm" svg:y="10.9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5cm" svg:y="9.495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49cm" svg:y="7.996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frame draw:style-name="gr5" draw:text-style-name="P7" draw:layer="layout" svg:width="8cm" svg:height="2.453cm" svg:x="2.45cm" svg:y="5.835cm">
          <draw:text-box>
            <text:p text:style-name="P6"><text:span text:style-name="T2">absoluteRelevance </text:span></text:p>
          </draw:text-box>
        </draw:frame>
        <draw:g draw:style-name="gr6">
          <draw:custom-shape draw:style-name="gr7" draw:text-style-name="P8" draw:layer="layout" svg:width="4.496cm" svg:height="4.498cm" svg:x="2.512cm" svg:y="7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0" draw:layer="layout" svg:width="3.747cm" svg:height="3.835cm" svg:x="2.993cm" svg:y="8.633cm">
            <draw:text-box>
              <text:p text:style-name="P9"><text:span text:style-name="T3">ID doc ID doc ID doc <text:s text:c="3"/>ID doc ID doc <text:s text:c="4"/>D doc ID doc <text:s text:c="3"/>ID doc ID doc <text:s text:c="3"/>ID doc ID doc <text:s text:c="3"/>ID doc ID doc <text:s/></text:span><text:span text:style-name="T4">ID doc</text:span></text:p>
            </draw:text-box>
          </draw:frame>
          <draw:custom-shape draw:style-name="gr9" draw:text-style-name="P11" draw:layer="layout" svg:width="4.552cm" svg:height="4.496cm" svg:x="2.512cm" svg:y="8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2" draw:layer="layout" svg:x1="6.779cm" svg:y1="12.264cm" svg:x2="10.193cm" svg:y2="15.679cm">
            <text:p/>
          </draw:line>
          <draw:line draw:style-name="gr11" draw:text-style-name="P12" draw:layer="layout" svg:x1="6.495cm" svg:y1="11.98cm" svg:x2="10.193cm" svg:y2="15.679cm">
            <text:p/>
          </draw:line>
          <draw:custom-shape draw:style-name="gr12" draw:text-style-name="P13" draw:layer="layout" svg:width="4.552cm" svg:height="4.553cm" svg:x="2.512cm" svg:y="7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2H57M7S</meta:editing-duration>
    <meta:editing-cycles>10</meta:editing-cycles>
    <meta:generator>LibreOffice/25.2.7.2$Windows_X86_64 LibreOffice_project/5cbfd1ab6520636bb5f7b99185aa69bd7456825d</meta:generator>
    <dc:date>2026-01-03T13:52:53.334494800</dc:date>
    <meta:document-statistic meta:object-count="16"/>
  </office:meta>
</office:document-meta>
</file>